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9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25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48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35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35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4"/>
          <table:table-cell table:style-name="ce11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TMC266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lqfp44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LQFP44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Trinamic Bipolar Stepper Driver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Trinamic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 office:value-type="string">
            <text:p>R Miloh Alexander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2" table:number-columns-repeated="6"/>
          <table:table-cell table:style-name="ce11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2"/>
          <table:table-cell table:style-name="ce11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style-name="ce11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style-name="ce11" table:number-columns-repeated="249"/>
        </table:table-row>
        <table:table-row table:style-name="ro4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l</text:p>
          </table:table-cell>
          <table:table-cell table:number-columns-repeated="2" table:style-name="ce4" office:value-type="string">
            <text:p>NC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4" office:value-type="string">
            <text:p>OA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4" office:value-type="string">
            <text:p>OA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4" office:value-type="string">
            <text:p>VSA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4" office:value-type="string">
            <text:p>OA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4" office:value-type="string">
            <text:p>OA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4" office:value-type="string">
            <text:p>OA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4" office:value-type="string">
            <text:p>OA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4" office:value-type="string">
            <text:p>BRA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0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4" office:value-type="string">
            <text:p>OA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4" office:value-type="string">
            <text:p>OA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number-columns-repeated="2" table:style-name="ce4" office:value-type="string">
            <text:p>SRA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number-columns-repeated="2" table:style-name="ce4" office:value-type="string">
            <text:p>5VOUT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number-columns-repeated="2" table:style-name="ce4" office:value-type="string">
            <text:p>SDO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number-columns-repeated="2" table:style-name="ce4" office:value-type="string">
            <text:p>SDI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number-columns-repeated="2" table:style-name="ce4" office:value-type="string">
            <text:p>SCK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number-columns-repeated="2" table:style-name="ce4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b</text:p>
          </table:table-cell>
          <table:table-cell table:number-columns-repeated="2" table:style-name="ce4" office:value-type="string">
            <text:p>CSN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1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dot</text:p>
          </table:table-cell>
          <table:table-cell table:style-name="ce4" office:value-type="string">
            <text:p>b</text:p>
          </table:table-cell>
          <table:table-cell table:number-columns-repeated="2" table:style-name="ce4" office:value-type="string">
            <text:p>ENN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none</text:p>
          </table:table-cell>
          <table:table-cell table:style-name="ce4" office:value-type="string">
            <text:p>b</text:p>
          </table:table-cell>
          <table:table-cell table:number-columns-repeated="2" table:style-name="ce4" office:value-type="string">
            <text:p>NC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1</text:p>
          </table:table-cell>
          <table:table-cell table:number-columns-repeated="2" table:style-name="ce7" office:value-type="string">
            <text:p>clk</text:p>
          </table:table-cell>
          <table:table-cell table:style-name="ce4" office:value-type="string">
            <text:p>b</text:p>
          </table:table-cell>
          <table:table-cell table:number-columns-repeated="2" table:style-name="ce7" office:value-type="string">
            <text:p>CLK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2</text:p>
          </table:table-cell>
          <table:table-cell table:style-name="ce7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4" office:value-type="string">
            <text:p>b</text:p>
          </table:table-cell>
          <table:table-cell table:number-columns-repeated="2" table:style-name="ce7" office:value-type="string">
            <text:p>SRB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3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7" office:value-type="string">
            <text:p>OB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4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7" office:value-type="string">
            <text:p>OB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5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7" office:value-type="string">
            <text:p>BRB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6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7" office:value-type="string">
            <text:p>OB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7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7" office:value-type="string">
            <text:p>OB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8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7" office:value-type="string">
            <text:p>OB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29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7" office:value-type="string">
            <text:p>OB2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0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7" office:value-type="string">
            <text:p>VSB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1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7" office:value-type="string">
            <text:p>OB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2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7" office:value-type="string">
            <text:p>OB1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3</text:p>
          </table:table-cell>
          <table:table-cell table:style-name="ce7" office:value-type="string">
            <text:p>io</text:p>
          </table:table-cell>
          <table:table-cell table:style-name="ce7" office:value-type="string">
            <text:p>none</text:p>
          </table:table-cell>
          <table:table-cell table:style-name="ce7" office:value-type="string">
            <text:p>r</text:p>
          </table:table-cell>
          <table:table-cell table:number-columns-repeated="2" table:style-name="ce7" office:value-type="string">
            <text:p>NC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4</text:p>
          </table:table-cell>
          <table:table-cell table:style-name="ce7" office:value-type="string">
            <text:p>io</text:p>
          </table:table-cell>
          <table:table-cell table:style-name="ce7" office:value-type="string">
            <text:p>none</text:p>
          </table:table-cell>
          <table:table-cell table:style-name="ce7" office:value-type="string">
            <text:p>t</text:p>
          </table:table-cell>
          <table:table-cell table:number-columns-repeated="2" table:style-name="ce7" office:value-type="string">
            <text:p>NC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5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 table:number-columns-repeated="2" table:style-name="ce7" office:value-type="string">
            <text:p>VHS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6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 table:number-columns-repeated="2" table:style-name="ce7" office:value-type="string">
            <text:p>VS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7</text:p>
          </table:table-cell>
          <table:table-cell table:style-name="ce7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 table:number-columns-repeated="2" table:style-name="ce7" office:value-type="string">
            <text:p>TST_ANA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8</text:p>
          </table:table-cell>
          <table:table-cell table:style-name="ce7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 table:number-columns-repeated="2" table:style-name="ce7" office:value-type="string">
            <text:p>SG_TST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39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 table:number-columns-repeated="2" table:style-name="ce7" office:value-type="string">
            <text:p>GND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0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 table:number-columns-repeated="2" table:style-name="ce7" office:value-type="string">
            <text:p>VCC_IO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1</text:p>
          </table:table-cell>
          <table:table-cell table:style-name="ce7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 table:number-columns-repeated="2" table:style-name="ce7" office:value-type="string">
            <text:p>DIR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2</text:p>
          </table:table-cell>
          <table:table-cell table:style-name="ce7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 table:number-columns-repeated="2" table:style-name="ce7" office:value-type="string">
            <text:p>STEP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3</text:p>
          </table:table-cell>
          <table:table-cell table:style-name="ce7" office:value-type="string">
            <text:p>io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 table:number-columns-repeated="2" table:style-name="ce7" office:value-type="string">
            <text:p>TST_MODE</text:p>
          </table:table-cell>
          <table:table-cell table:style-name="ce13" table:number-columns-repeated="249"/>
        </table:table-row>
        <table:table-row table:style-name="ro2">
          <table:table-cell table:number-columns-repeated="2" table:style-name="ce4" office:value-type="string">
            <text:p>44</text:p>
          </table:table-cell>
          <table:table-cell table:style-name="ce7" office:value-type="string">
            <text:p>pwr</text:p>
          </table:table-cell>
          <table:table-cell table:style-name="ce7" office:value-type="string">
            <text:p>line</text:p>
          </table:table-cell>
          <table:table-cell table:style-name="ce7" office:value-type="string">
            <text:p>t</text:p>
          </table:table-cell>
          <table:table-cell table:number-columns-repeated="2" table:style-name="ce7" office:value-type="string">
            <text:p>GND</text:p>
          </table:table-cell>
          <table:table-cell table:style-name="ce13" table:number-columns-repeated="249"/>
        </table:table-row>
        <table:table-row table:style-name="ro2" table:number-rows-repeated="4">
          <table:table-cell table:style-name="ce4"/>
          <table:table-cell table:style-name="ce7" table:number-columns-repeated="5"/>
          <table:table-cell table:style-name="ce13" table:number-columns-repeated="250"/>
        </table:table-row>
        <table:table-row table:style-name="ro2" table:number-rows-repeated="47">
          <table:table-cell table:style-name="ce7" table:number-columns-repeated="6"/>
          <table:table-cell table:style-name="ce13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1" table:number-columns-repeated="250"/>
        </table:table-row>
        <table:table-row table:style-name="ro2" table:number-rows-repeated="98303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5-04-19T21:35:05</dc:date>
    <dc:language>de-DE</dc:language>
    <meta:editing-cycles>15</meta:editing-cycles>
    <meta:editing-duration>PT34M50S</meta:editing-duration>
    <meta:document-statistic meta:table-count="3" meta:cell-count="391" meta:object-count="0"/>
    <meta:user-defined meta:name="Info 1"/>
    <meta:user-defined meta:name="Info 2"/>
    <meta:user-defined meta:name="Info 3"/>
    <meta:user-defined meta:name="Info 4"/>
  </office:meta>
</office:document-meta>
</file>